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/descrição</text:p>
          </table:table-cell>
          <table:table-cell table:style-name="Table1.A1" office:value-type="string">
            <text:p text:style-name="P4">Responsável</text:p>
          </table:table-cell>
          <table:table-cell table:style-name="Table1.D1" office:value-type="string">
            <text:p text:style-name="P4">Deadline</text:p>
          </table:table-cell>
        </table:table-row>
        <table:table-row>
          <table:table-cell table:style-name="Table1.A2" office:value-type="string">
            <text:p text:style-name="P5">A1</text:p>
          </table:table-cell>
          <table:table-cell table:style-name="Table1.A2" office:value-type="string">
            <text:p text:style-name="P6">Spring<text:span text:style-name="T1">. O </text:span><text:span text:style-name="T2">framework </text:span><text:span text:style-name="T3">Spring será empregado para várias finalidades, dentre elas, Inversão de Controle, gerência de transação e outras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2</text:p>
          </table:table-cell>
          <table:table-cell table:style-name="Table1.A2" office:value-type="string">
            <text:p text:style-name="P6"><text:span text:style-name="T4">Acegi Security</text:span><text:span text:style-name="T3">. Integrável ao </text:span><text:span text:style-name="T2">framework </text:span><text:span text:style-name="T3">Spring, este software será empregado para o controle de segurança (acesso) aos serviços oferecidos pel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3</text:p>
          </table:table-cell>
          <table:table-cell table:style-name="Table1.A2" office:value-type="string">
            <text:p text:style-name="P6"><text:span text:style-name="T4">JavaServer Faces</text:span><text:span text:style-name="T3">. Tecnologia selecionada para a implementação da camada de apresentação d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1</text:p>
          </table:table-cell>
          <table:table-cell table:style-name="Table1.A2" office:value-type="string">
            <text:p text:style-name="P7"><text:span text:style-name="T5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2</text:p>
          </table:table-cell>
          <table:table-cell table:style-name="Table1.A2" office:value-type="string">
            <text:p text:style-name="P7"><text:span text:style-name="T5">Projeto de Interação</text:span>. Definição do <text:span text:style-name="T6">look and feel </text:span><text:span text:style-name="T4">do Escola 1.0.</text:span></text:p>
          </table:table-cell>
          <table:table-cell table:style-name="Table1.A2" office:value-type="string">
            <text:p text:style-name="P7">João Marc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3.1</text:p>
          </table:table-cell>
          <table:table-cell table:style-name="Table1.A2" office:value-type="string">
            <text:p text:style-name="P7"><text:span text:style-name="T5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S3.2</text:p>
          </table:table-cell>
          <table:table-cell table:style-name="Table1.A2" office:value-type="string">
            <text:p text:style-name="P7"><text:span text:style-name="T5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I1</text:p>
          </table:table-cell>
          <table:table-cell table:style-name="Table1.A2" office:value-type="string">
            <text:p text:style-name="P7"><text:span text:style-name="T5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I2</text:p>
          </table:table-cell>
          <table:table-cell table:style-name="Table1.A2" office:value-type="string">
            <text:p text:style-name="P7"><text:span text:style-name="T5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P1</text:p>
          </table:table-cell>
          <table:table-cell table:style-name="Table1.A2" office:value-type="string">
            <text:p text:style-name="P7"><text:span text:style-name="T5">Pessoas físicas e jurídicas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Gilm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2</text:p>
          </table:table-cell>
          <table:table-cell table:style-name="Table1.A2" office:value-type="string">
            <text:p text:style-name="P7"><text:span text:style-name="T5">Administração de curso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Fernand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3</text:p>
          </table:table-cell>
          <table:table-cell table:style-name="Table1.A2" office:value-type="string">
            <text:p text:style-name="P7"><text:span text:style-name="T5">Notas e freqüências</text:span>. <text:span text:style-name="T4">Agrupam funções para administração de notas e freqüências de alunos. Tanto para quem as registra, o docente, quanto para quem as consulta, alunos e secretários. Uma das funcionalidades específicas deste componente é o cálculo da nota final de um estudante em uma dada turma. A expressão padrão (</text:span><text:span text:style-name="T6">default) </text:span><text:span text:style-name="T4">de cálculo estabelece que, para cada turma, cada aluno possuirá duas notas, sendo a nota final obtida da média aritmética simples destas duas notas, ou seja, (n1 + n2) / 2. Outras expressões, contudo, poderão ser empregadas. Cabe a este componente obter esta expressão, persisti-la, validá-la e executá-la, quando requisitado. <text:s/>Em vez da expressão padrão, fornecida acima, o responsável pela turma pode decidir que a expressão a ser empregada deve ser a média ponderada de quatro notas: (2*n1 + 3*n2 + 1,5*n3 + 3,5*n4) / 10. Um outro exemplo possível é (1,1*n1 + n2) / 2, onde a nota um tem maior peso. A definição da expressão deverá envolver apenas as operações aritméticas soma, subtração, multiplicação e divisão. Os operandos necessariamente serão da forma n1, n2, n3 e assim sucessivamente. Os operadores e os operados poderão ser fornecidos com o uso de parênteses, conforme os exemplos acima. Um exemplo adicional envolvendo parênteses: (n1 + n4) * 2 – (n3 – n2). </text:span></text:p>
          </table:table-cell>
          <table:table-cell table:style-name="Table1.A2" office:value-type="string">
            <text:p text:style-name="P7">Robert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4</text:p>
          </table:table-cell>
          <table:table-cell table:style-name="Table1.A2" office:value-type="string">
            <text:p text:style-name="P7"><text:span text:style-name="T5">Controle de acesso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Leandr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P5</text:p>
          </table:table-cell>
          <table:table-cell table:style-name="Table1.A2" office:value-type="string">
            <text:p text:style-name="P7"><text:span text:style-name="T5">Avaliação do corpo docente</text:span>. Software que implementa as funcionalidades conforme definidas no documento <text:span text:style-name="T6">Declaração de escopo (Escola 1.0). </text:span></text:p>
          </table:table-cell>
          <table:table-cell table:style-name="Table1.A2" office:value-type="string">
            <text:p text:style-name="P7">Rodri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P6.1</text:p>
          </table:table-cell>
          <table:table-cell table:style-name="Table1.A2" office:value-type="string">
            <text:p text:style-name="P7"><text:span text:style-name="T5">Envio de email</text:span>. Recebe endereço de destino para o qual a mensagem recebida, também fornecida, será enviada. A mensagem pode ser texto simples ou em formato HTML. Neste último caso, deverá ser fornecido um <text:span text:style-name="T6">template</text:span><text:span text:style-name="T4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P6.2</text:p>
          </table:table-cell>
          <table:table-cell table:style-name="Table1.A2" office:value-type="string">
            <text:p text:style-name="P7"><text:span text:style-name="T5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P6.3</text:p>
          </table:table-cell>
          <table:table-cell table:style-name="Table1.A2" office:value-type="string">
            <text:p text:style-name="P7"><text:span text:style-name="T5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é o mesmo formato empregado para a interação entre o usuário e o Escola 1.0.</text:p>
          </table:table-cell>
          <table:table-cell table:style-name="Table1.A2" office:value-type="string">
            <text:p text:style-name="P7">Yoshiyuki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G0</text:p>
          </table:table-cell>
          <table:table-cell table:style-name="Table1.A2" office:value-type="string">
            <text:p text:style-name="P7"><text:span text:style-name="T5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G1</text:p>
          </table:table-cell>
          <table:table-cell table:style-name="Table1.A2" office:value-type="string">
            <text:p text:style-name="P7"><text:span text:style-name="T5">Infra-estrutura</text:span>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G1.1</text:p>
          </table:table-cell>
          <table:table-cell table:style-name="Table1.A2" office:value-type="string">
            <text:p text:style-name="P7"><text:span text:style-name="T5">Definição de ferramentas</text:span>. Definição das ferramentas a serem empregadas na produção dos artefatos do Escola 1.0. Estas serão as ferramentas empregadas para futuras manutenções e geração de executáveis do Escola 1.0. Versão preliminar encontra-se disponível em <text:a xlink:type="simple" xlink:href="http://kyrios.sourceforge.net/kad-tools.html">http://kyrios.sourceforge.net/kad-tools.html</text:a>. <text:s/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G1.2</text:p>
          </table:table-cell>
          <table:table-cell table:style-name="Table1.A2" office:value-type="string">
            <text:p text:style-name="P7"><text:span text:style-name="T5">Builds diários</text:span>. Configuração do Luntbuild para os propósitos do Escola 1.0. Deverá, nesta ordem, obter versão mais recente do repositório, compilar código, executar testes de unidade (e outros), gerar documentação e disponibilizar os resultados em portal, tudo automaticamente, a ser executado de duas em duas horas, caso o repositório apresente alguma mudança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G2</text:p>
          </table:table-cell>
          <table:table-cell table:style-name="Table1.A2" office:value-type="string">
            <text:p text:style-name="P7"><text:span text:style-name="T5">Planos</text:span>. Produzir e manter planos de gerência de projeto. Atualizá-los e divulgá-los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Q1</text:p>
          </table:table-cell>
          <table:table-cell table:style-name="Table1.A2" office:value-type="string">
            <text:p text:style-name="P7"><text:span text:style-name="T5">Testes de aceitação</text:span>. Elaboração dos testes a serem executados de forma satisfatória para a aceitação da implementação das funcionalidades do Escola 1.0. </text:p>
          </table:table-cell>
          <table:table-cell table:style-name="Table1.A2" office:value-type="string">
            <text:p text:style-name="P7">Tia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3"/>
      <text:p text:style-name="P8"/>
      <text:p text:style-name="P9">________________________________</text:p>
      <text:p text:style-name="P9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 a</meta:initial-creator>
    <meta:creation-date>2007-04-24T09:31:23</meta:creation-date>
    <dc:date>2007-11-05T15:18:16</dc:date>
    <meta:printed-by>a a</meta:printed-by>
    <meta:print-date>2007-05-07T15:01:23</meta:print-date>
    <dc:language>pt-BR</dc:language>
    <meta:editing-cycles>239</meta:editing-cycles>
    <meta:editing-duration>PT18H0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8" meta:word-count="967" meta:character-count="6332"/>
  </office:meta>
</office:document-meta>
</file>